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70000001FB8CD8CC9D29F7F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officeooo:paragraph-rsid="000ee376"/>
    </style:style>
    <style:style style:name="P2" style:family="paragraph" style:parent-style-name="Standard">
      <style:paragraph-properties fo:text-align="justify" style:justify-single-word="false"/>
      <style:text-properties officeooo:paragraph-rsid="000ee376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paragraph-rsid="000ee376"/>
    </style:style>
    <style:style style:name="P4" style:family="paragraph" style:parent-style-name="Text_20_body" style:list-style-name="L3">
      <style:paragraph-properties fo:margin-top="0cm" fo:margin-bottom="0cm" style:contextual-spacing="false"/>
      <style:text-properties fo:font-weight="bold" officeooo:paragraph-rsid="000ee376" style:font-weight-asian="bold" style:font-weight-complex="bold"/>
    </style:style>
    <style:style style:name="P5" style:family="paragraph" style:parent-style-name="Text_20_body" style:list-style-name="L3">
      <style:paragraph-properties fo:margin-top="0cm" fo:margin-bottom="0cm" style:contextual-spacing="false"/>
      <style:text-properties officeooo:rsid="001d2c53" officeooo:paragraph-rsid="000ee376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1d2c53" officeooo:paragraph-rsid="000ee376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0ee376"/>
    </style:style>
    <style:style style:name="T1" style:family="text">
      <style:text-properties fo:font-weight="normal" officeooo:rsid="001d2c53" style:font-weight-asian="normal" style:font-weight-complex="normal"/>
    </style:style>
    <style:style style:name="T2" style:family="text">
      <style:text-properties fo:font-weight="bold" officeooo:rsid="001d2c53" style:font-weight-asian="bold" style:font-weight-complex="bold"/>
    </style:style>
    <style:style style:name="T3" style:family="text">
      <style:text-properties fo:font-weight="bold" officeooo:rsid="001d3465" style:font-weight-asian="bold" style:font-weight-complex="bold"/>
    </style:style>
    <style:style style:name="T4" style:family="text">
      <style:text-properties officeooo:rsid="001d2c53"/>
    </style:style>
    <style:style style:name="T5" style:family="text">
      <style:text-properties officeooo:rsid="001d3465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README</text:span></text:span></text:p>
      <text:p text:style-name="P2"><text:span text:style-name="Strong_20_Emphasis"><text:span text:style-name="T1"/></text:span></text:p>
      <text:list text:style-name="L1">
        <text:list-item>
          <text:p text:style-name="P3"><text:span text:style-name="Strong_20_Emphasis"><text:span text:style-name="T2">A</text:span></text:span><text:span text:style-name="Strong_20_Emphasis"><text:span text:style-name="T3">BOUT ENTREVOISINS</text:span></text:span></text:p>
          <text:p text:style-name="P3"><text:span text:style-name="Strong_20_Emphasis"><text:span text:style-name="T1">Entrevoisins is a very user-friendly Android app allowing you to list people living in your area and learn more about their interests.</text:span></text:span></text:p>
          <text:p text:style-name="P3"><text:span text:style-name="Strong_20_Emphasis"><text:span text:style-name="T1">You can also add those neighbours to favorite and even generate new people to your list! By clicking on the user, you can also navigate to his/her profile page, including information such as name, profile picture, location, ‘about me’ section and social media account.</text:span></text:span></text:p>
          <text:p text:style-name="P3"><text:span text:style-name="Strong_20_Emphasis"><text:span text:style-name="T1">More features will be soon available, so stay tuned.</text:span></text:span></text:p>
        </text:list-item>
      </text:list>
      <text:p text:style-name="P7"/>
      <text:list text:style-name="L3">
        <text:list-item>
          <text:p text:style-name="P4"><text:span text:style-name="T4">G</text:span><text:span text:style-name="T5">ET STARTED WITH THE PROJECT</text:span></text:p>
          <text:p text:style-name="P5">The easiest way is to clone the project directly from Android Studio :</text:p>
          <text:p text:style-name="P5"><text:span text:style-name="T6">File</text:span> &gt; <text:span text:style-name="T6">New</text:span> &gt; <text:span text:style-name="T6">Project from Version Control</text:span></text:p>
          <text:p text:style-name="P5">Here you paste the HTTPS link of the Entrevoisins Project, select the directory of your choice and click on <text:span text:style-name="T6">Clone</text:span>. Android Studio will build the project for you.</text:p>
          <text:p text:style-name="P5">You could also use the Terminal command : git clone URL.</text:p>
        </text:list-item>
      </text:list>
      <text:p text:style-name="P6"><text:tab/>You can also download the zipped project on Github, unzip it and open it in Android Studio.</text:p>
      <text:p text:style-name="P6"/>
      <text:p text:style-name="P6">Then compile the project : <text:span text:style-name="T6">Build</text:span> &gt; <text:span text:style-name="T6">Make Project</text:span></text:p>
      <text:p text:style-name="P6">Run the project : select a device (<text:span text:style-name="T5">from the </text:span>emulator or <text:span text:style-name="T5">a </text:span>connected device by USB or WIFI), then <text:span text:style-name="T6">select app</text:span> and <text:span text:style-name="T6">Run ‘app’</text:span> (or Maj+F10) </text:p>
      <text:p text:style-name="P6"><draw:frame draw:style-name="fr1" draw:name="Image1" text:anchor-type="char" svg:width="7.382cm" svg:height="0.82cm" draw:z-index="0"><draw:image xlink:href="Pictures/10000001000001170000001FB8CD8CC9D29F7F89.png" xlink:type="simple" xlink:show="embed" xlink:actuate="onLoad" draw:mime-type="image/png"/></draw:frame></text:p>
      <text:p text:style-name="P6"/>
      <text:p text:style-name="P6">You can also find unit and instrumented tests respectively in ‘com.openclassrooms.enrevoisins.service’ and ‘com.openclassrooms.entrevoisins.neighbour_list’</text:p>
      <text:p text:style-name="P6"/>
      <text:p text:style-name="P6">Langage du projet : Java</text:p>
      <text:p text:style-name="P6">Compile SDK Version : 31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8T16:53:54.638000000</dc:date>
    <meta:editing-duration>PT3S</meta:editing-duration>
    <meta:editing-cycles>1</meta:editing-cycles>
    <meta:document-statistic meta:table-count="0" meta:image-count="1" meta:object-count="0" meta:page-count="1" meta:paragraph-count="16" meta:word-count="227" meta:character-count="1320" meta:non-whitespace-character-count="1116"/>
    <meta:generator>LibreOffice/7.4.2.3$Windows_X86_64 LibreOffice_project/382eef1f22670f7f4118c8c2dd222ec7ad009daf</meta:generator>
  </office:meta>
</office:document-meta>
</file>